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38eb4" officeooo:paragraph-rsid="00038eb4"/>
    </style:style>
    <style:style style:name="P2" style:family="paragraph" style:parent-style-name="Standard">
      <style:text-properties officeooo:rsid="00038eb4" officeooo:paragraph-rsid="00373f1e"/>
    </style:style>
    <style:style style:name="P3" style:family="paragraph" style:parent-style-name="Standard">
      <style:text-properties officeooo:rsid="00050830" officeooo:paragraph-rsid="00050830"/>
    </style:style>
    <style:style style:name="P4" style:family="paragraph" style:parent-style-name="Standard">
      <style:text-properties officeooo:rsid="00050830" officeooo:paragraph-rsid="00373f1e"/>
    </style:style>
    <style:style style:name="P5" style:family="paragraph" style:parent-style-name="Standard">
      <style:text-properties officeooo:rsid="00070246" officeooo:paragraph-rsid="00050830"/>
    </style:style>
    <style:style style:name="P6" style:family="paragraph" style:parent-style-name="Standard">
      <style:text-properties officeooo:rsid="00070246" officeooo:paragraph-rsid="00070246"/>
    </style:style>
    <style:style style:name="P7" style:family="paragraph" style:parent-style-name="Standard">
      <style:text-properties officeooo:rsid="0007deda" officeooo:paragraph-rsid="0007deda"/>
    </style:style>
    <style:style style:name="P8" style:family="paragraph" style:parent-style-name="Standard">
      <style:text-properties officeooo:rsid="0007deda" officeooo:paragraph-rsid="001032d7"/>
    </style:style>
    <style:style style:name="P9" style:family="paragraph" style:parent-style-name="Standard">
      <style:text-properties officeooo:rsid="000bbb62" officeooo:paragraph-rsid="000bbb62"/>
    </style:style>
    <style:style style:name="P10" style:family="paragraph" style:parent-style-name="Standard">
      <style:text-properties officeooo:rsid="000bbb62" officeooo:paragraph-rsid="000e0684"/>
    </style:style>
    <style:style style:name="P11" style:family="paragraph" style:parent-style-name="Standard">
      <style:text-properties officeooo:rsid="000c097f" officeooo:paragraph-rsid="000c097f"/>
    </style:style>
    <style:style style:name="P12" style:family="paragraph" style:parent-style-name="Standard">
      <style:text-properties officeooo:rsid="000e0684" officeooo:paragraph-rsid="000e0684"/>
    </style:style>
    <style:style style:name="P13" style:family="paragraph" style:parent-style-name="Standard">
      <style:text-properties officeooo:rsid="000e0684" officeooo:paragraph-rsid="000fd567"/>
    </style:style>
    <style:style style:name="P14" style:family="paragraph" style:parent-style-name="Standard">
      <style:text-properties officeooo:rsid="001032d7" officeooo:paragraph-rsid="001032d7"/>
    </style:style>
    <style:style style:name="P15" style:family="paragraph" style:parent-style-name="Standard">
      <style:text-properties officeooo:rsid="0010dc02" officeooo:paragraph-rsid="0010dc02"/>
    </style:style>
    <style:style style:name="P16" style:family="paragraph" style:parent-style-name="Standard">
      <style:text-properties officeooo:rsid="00123b4a" officeooo:paragraph-rsid="00123b4a"/>
    </style:style>
    <style:style style:name="P17" style:family="paragraph" style:parent-style-name="Standard">
      <style:text-properties officeooo:rsid="0012a0f7" officeooo:paragraph-rsid="0012a0f7"/>
    </style:style>
    <style:style style:name="P18" style:family="paragraph" style:parent-style-name="Standard">
      <style:text-properties officeooo:rsid="00148165" officeooo:paragraph-rsid="00148165"/>
    </style:style>
    <style:style style:name="P19" style:family="paragraph" style:parent-style-name="Standard">
      <style:text-properties officeooo:rsid="00150716" officeooo:paragraph-rsid="00150716"/>
    </style:style>
    <style:style style:name="P20" style:family="paragraph" style:parent-style-name="Standard">
      <style:text-properties officeooo:rsid="001655d2" officeooo:paragraph-rsid="001655d2"/>
    </style:style>
    <style:style style:name="P21" style:family="paragraph" style:parent-style-name="Standard">
      <style:text-properties officeooo:rsid="001708c8" officeooo:paragraph-rsid="001708c8"/>
    </style:style>
    <style:style style:name="P22" style:family="paragraph" style:parent-style-name="Standard">
      <style:text-properties officeooo:rsid="0019fe10" officeooo:paragraph-rsid="0019fe10"/>
    </style:style>
    <style:style style:name="P23" style:family="paragraph" style:parent-style-name="Standard">
      <style:paragraph-properties fo:text-align="center" style:justify-single-word="false"/>
      <style:text-properties fo:font-weight="bold" officeooo:rsid="00050830" officeooo:paragraph-rsid="00050830" style:font-weight-asian="bold" style:font-weight-complex="bold"/>
    </style:style>
    <style:style style:name="P24" style:family="paragraph" style:parent-style-name="Standard">
      <style:paragraph-properties fo:text-align="center" style:justify-single-word="false"/>
      <style:text-properties fo:font-weight="bold" officeooo:rsid="0019fe10" officeooo:paragraph-rsid="0019fe10" style:font-weight-asian="bold" style:font-weight-complex="bold"/>
    </style:style>
    <style:style style:name="P25" style:family="paragraph" style:parent-style-name="Standard">
      <style:paragraph-properties fo:text-align="center" style:justify-single-word="false"/>
      <style:text-properties fo:font-weight="bold" officeooo:rsid="00038eb4" officeooo:paragraph-rsid="00038eb4" style:font-weight-asian="bold" style:font-weight-complex="bold"/>
    </style:style>
    <style:style style:name="P26" style:family="paragraph" style:parent-style-name="Standard">
      <style:paragraph-properties fo:text-align="center" style:justify-single-word="false"/>
      <style:text-properties fo:font-weight="bold" officeooo:rsid="001be73b" officeooo:paragraph-rsid="001be73b" style:font-weight-asian="bold" style:font-weight-complex="bold"/>
    </style:style>
    <style:style style:name="P27" style:family="paragraph" style:parent-style-name="Standard">
      <style:paragraph-properties fo:text-align="start" style:justify-single-word="false"/>
      <style:text-properties fo:font-weight="normal" officeooo:rsid="001be73b" officeooo:paragraph-rsid="001be73b" style:font-weight-asian="normal" style:font-weight-complex="normal"/>
    </style:style>
    <style:style style:name="P28" style:family="paragraph" style:parent-style-name="Standard">
      <style:paragraph-properties fo:text-align="center" style:justify-single-word="false"/>
      <style:text-properties fo:font-weight="normal" officeooo:rsid="001be73b" officeooo:paragraph-rsid="001be73b" style:font-weight-asian="normal" style:font-weight-complex="normal"/>
    </style:style>
    <style:style style:name="P29" style:family="paragraph" style:parent-style-name="Standard">
      <style:paragraph-properties fo:text-align="start" style:justify-single-word="false"/>
      <style:text-properties fo:font-weight="normal" officeooo:rsid="001e9923" officeooo:paragraph-rsid="001e9923" style:font-weight-asian="normal" style:font-weight-complex="normal"/>
    </style:style>
    <style:style style:name="P30" style:family="paragraph" style:parent-style-name="Standard">
      <style:paragraph-properties fo:text-align="start" style:justify-single-word="false"/>
      <style:text-properties fo:font-weight="normal" officeooo:rsid="00227676" officeooo:paragraph-rsid="00227676" style:font-weight-asian="normal" style:font-weight-complex="normal"/>
    </style:style>
    <style:style style:name="P31" style:family="paragraph" style:parent-style-name="Standard">
      <style:paragraph-properties fo:text-align="start" style:justify-single-word="false"/>
      <style:text-properties fo:font-weight="normal" officeooo:rsid="00258c3e" officeooo:paragraph-rsid="00258c3e" style:font-weight-asian="normal" style:font-weight-complex="normal"/>
    </style:style>
    <style:style style:name="P32" style:family="paragraph" style:parent-style-name="Standard">
      <style:paragraph-properties fo:text-align="start" style:justify-single-word="false"/>
      <style:text-properties fo:font-weight="normal" officeooo:rsid="0025aa22" officeooo:paragraph-rsid="0025aa22" style:font-weight-asian="normal" style:font-weight-complex="normal"/>
    </style:style>
    <style:style style:name="P33" style:family="paragraph" style:parent-style-name="Standard">
      <style:paragraph-properties fo:text-align="start" style:justify-single-word="false"/>
      <style:text-properties fo:font-weight="normal" officeooo:rsid="00286fdb" officeooo:paragraph-rsid="00286fdb" style:font-weight-asian="normal" style:font-weight-complex="normal"/>
    </style:style>
    <style:style style:name="P34" style:family="paragraph" style:parent-style-name="Standard">
      <style:paragraph-properties fo:text-align="start" style:justify-single-word="false"/>
      <style:text-properties fo:font-weight="normal" officeooo:rsid="002a76f2" officeooo:paragraph-rsid="002a76f2" style:font-weight-asian="normal" style:font-weight-complex="normal"/>
    </style:style>
    <style:style style:name="P35" style:family="paragraph" style:parent-style-name="Standard">
      <style:paragraph-properties fo:text-align="start" style:justify-single-word="false"/>
      <style:text-properties fo:font-weight="normal" officeooo:rsid="002b237a" officeooo:paragraph-rsid="002b237a" style:font-weight-asian="normal" style:font-weight-complex="normal"/>
    </style:style>
    <style:style style:name="P36" style:family="paragraph" style:parent-style-name="Standard">
      <style:paragraph-properties fo:text-align="start" style:justify-single-word="false"/>
      <style:text-properties fo:font-weight="normal" officeooo:rsid="002d6aed" officeooo:paragraph-rsid="002d6aed" style:font-weight-asian="normal" style:font-weight-complex="normal"/>
    </style:style>
    <style:style style:name="P37" style:family="paragraph" style:parent-style-name="Standard">
      <style:paragraph-properties fo:text-align="start" style:justify-single-word="false"/>
      <style:text-properties fo:font-weight="normal" officeooo:rsid="00299d28" officeooo:paragraph-rsid="00227676" style:font-weight-asian="normal" style:font-weight-complex="normal"/>
    </style:style>
    <style:style style:name="P38" style:family="paragraph" style:parent-style-name="Standard">
      <style:paragraph-properties fo:text-align="start" style:justify-single-word="false"/>
      <style:text-properties fo:font-weight="normal" officeooo:rsid="003e65c1" officeooo:paragraph-rsid="003e65c1" style:font-weight-asian="normal" style:font-weight-complex="normal"/>
    </style:style>
    <style:style style:name="P39" style:family="paragraph" style:parent-style-name="Standard">
      <style:paragraph-properties fo:text-align="start" style:justify-single-word="false"/>
      <style:text-properties fo:font-weight="normal" officeooo:rsid="003ec5fb" officeooo:paragraph-rsid="003ec5fb" style:font-weight-asian="normal" style:font-weight-complex="normal"/>
    </style:style>
    <style:style style:name="P40" style:family="paragraph" style:parent-style-name="Standard">
      <style:paragraph-properties fo:text-align="start" style:justify-single-word="false"/>
      <style:text-properties fo:font-weight="normal" officeooo:rsid="003fe016" officeooo:paragraph-rsid="003fe016" style:font-weight-asian="normal" style:font-weight-complex="normal"/>
    </style:style>
    <style:style style:name="P41" style:family="paragraph" style:parent-style-name="Standard">
      <style:paragraph-properties fo:text-align="start" style:justify-single-word="false"/>
      <style:text-properties fo:font-weight="normal" officeooo:rsid="004b355e" officeooo:paragraph-rsid="0049b1c5" style:font-weight-asian="normal" style:font-weight-complex="normal"/>
    </style:style>
    <style:style style:name="P42" style:family="paragraph" style:parent-style-name="Standard">
      <style:paragraph-properties fo:text-align="start" style:justify-single-word="false"/>
      <style:text-properties fo:font-weight="normal" officeooo:rsid="004b355e" officeooo:paragraph-rsid="004b355e" style:font-weight-asian="normal" style:font-weight-complex="normal"/>
    </style:style>
    <style:style style:name="P43" style:family="paragraph" style:parent-style-name="Standard">
      <style:paragraph-properties fo:text-align="start" style:justify-single-word="false"/>
      <style:text-properties fo:font-weight="normal" officeooo:rsid="003906b2" officeooo:paragraph-rsid="003906b2" style:font-weight-asian="normal" style:font-weight-complex="normal"/>
    </style:style>
    <style:style style:name="P44" style:family="paragraph" style:parent-style-name="Standard">
      <style:paragraph-properties fo:text-align="start" style:justify-single-word="false"/>
      <style:text-properties fo:font-weight="normal" officeooo:rsid="005012fb" officeooo:paragraph-rsid="004b355e" style:font-weight-asian="normal" style:font-weight-complex="normal"/>
    </style:style>
    <style:style style:name="P45" style:family="paragraph" style:parent-style-name="Standard">
      <style:paragraph-properties fo:text-align="start" style:justify-single-word="false"/>
      <style:text-properties fo:font-weight="normal" officeooo:rsid="005012fb" officeooo:paragraph-rsid="005012fb" style:font-weight-asian="normal" style:font-weight-complex="normal"/>
    </style:style>
    <style:style style:name="P46" style:family="paragraph" style:parent-style-name="Standard">
      <style:paragraph-properties fo:text-align="start" style:justify-single-word="false"/>
      <style:text-properties fo:font-weight="normal" officeooo:rsid="00521914" officeooo:paragraph-rsid="00521914" style:font-weight-asian="normal" style:font-weight-complex="normal"/>
    </style:style>
    <style:style style:name="P47" style:family="paragraph" style:parent-style-name="Standard">
      <style:paragraph-properties fo:text-align="start" style:justify-single-word="false"/>
      <style:text-properties fo:font-weight="normal" officeooo:rsid="00531054" officeooo:paragraph-rsid="00531054" style:font-weight-asian="normal" style:font-weight-complex="normal"/>
    </style:style>
    <style:style style:name="P48" style:family="paragraph" style:parent-style-name="Standard">
      <style:paragraph-properties fo:text-align="start" style:justify-single-word="false"/>
      <style:text-properties fo:font-weight="normal" officeooo:rsid="0054d6d2" officeooo:paragraph-rsid="0054d6d2" style:font-weight-asian="normal" style:font-weight-complex="normal"/>
    </style:style>
    <style:style style:name="P49" style:family="paragraph" style:parent-style-name="Standard">
      <style:paragraph-properties fo:text-align="start" style:justify-single-word="false"/>
      <style:text-properties fo:font-weight="normal" officeooo:rsid="00557ccc" officeooo:paragraph-rsid="00557ccc" style:font-weight-asian="normal" style:font-weight-complex="normal"/>
    </style:style>
    <style:style style:name="P50" style:family="paragraph" style:parent-style-name="Standard">
      <style:text-properties officeooo:rsid="001be73b" officeooo:paragraph-rsid="001be73b"/>
    </style:style>
    <style:style style:name="P51" style:family="paragraph" style:parent-style-name="Standard">
      <style:text-properties officeooo:rsid="00286fdb" officeooo:paragraph-rsid="00286fdb"/>
    </style:style>
    <style:style style:name="P52" style:family="paragraph" style:parent-style-name="Standard">
      <style:paragraph-properties fo:text-align="start" style:justify-single-word="false"/>
      <style:text-properties style:text-line-through-style="none" style:text-line-through-type="none" fo:font-weight="normal" officeooo:rsid="002b237a" officeooo:paragraph-rsid="002b237a" style:font-weight-asian="normal" style:font-weight-complex="normal"/>
    </style:style>
    <style:style style:name="P53" style:family="paragraph" style:parent-style-name="Standard">
      <style:paragraph-properties fo:text-align="start" style:justify-single-word="false"/>
      <style:text-properties style:text-underline-style="none" fo:font-weight="normal" officeooo:rsid="002de367" officeooo:paragraph-rsid="002de367" style:font-weight-asian="normal" style:font-weight-complex="normal"/>
    </style:style>
    <style:style style:name="P54" style:family="paragraph" style:parent-style-name="Standard">
      <style:paragraph-properties fo:text-align="start" style:justify-single-word="false"/>
      <style:text-properties style:text-underline-style="none" fo:font-weight="normal" officeooo:rsid="002de367" officeooo:paragraph-rsid="002b237a" style:font-weight-asian="normal" style:font-weight-complex="normal"/>
    </style:style>
    <style:style style:name="P55" style:family="paragraph" style:parent-style-name="Standard">
      <style:paragraph-properties fo:text-align="start" style:justify-single-word="false"/>
      <style:text-properties style:text-underline-style="none" fo:font-weight="normal" officeooo:rsid="002fd505" officeooo:paragraph-rsid="002fd505" style:font-weight-asian="normal" style:font-weight-complex="normal"/>
    </style:style>
    <style:style style:name="P56" style:family="paragraph" style:parent-style-name="Standard">
      <style:paragraph-properties fo:text-align="start" style:justify-single-word="false"/>
      <style:text-properties style:text-underline-style="none" fo:font-weight="normal" officeooo:rsid="00314a2f" officeooo:paragraph-rsid="00314a2f" style:font-weight-asian="normal" style:font-weight-complex="normal"/>
    </style:style>
    <style:style style:name="P57" style:family="paragraph" style:parent-style-name="Standard">
      <style:paragraph-properties fo:text-align="start" style:justify-single-word="false"/>
      <style:text-properties style:text-underline-style="none" fo:font-weight="normal" officeooo:rsid="0032dabe" officeooo:paragraph-rsid="0032dabe" style:font-weight-asian="normal" style:font-weight-complex="normal"/>
    </style:style>
    <style:style style:name="P58" style:family="paragraph" style:parent-style-name="Standard">
      <style:paragraph-properties fo:text-align="start" style:justify-single-word="false"/>
      <style:text-properties style:text-underline-style="none" fo:font-weight="normal" officeooo:rsid="003555da" officeooo:paragraph-rsid="003555da" style:font-weight-asian="normal" style:font-weight-complex="normal"/>
    </style:style>
    <style:style style:name="P59" style:family="paragraph" style:parent-style-name="Standard">
      <style:text-properties officeooo:rsid="003906b2" officeooo:paragraph-rsid="003906b2"/>
    </style:style>
    <style:style style:name="P60" style:family="paragraph" style:parent-style-name="Standard">
      <style:text-properties officeooo:rsid="003bb02c" officeooo:paragraph-rsid="003bb02c"/>
    </style:style>
    <style:style style:name="P61" style:family="paragraph" style:parent-style-name="Standard">
      <style:text-properties officeooo:rsid="003d72d6" officeooo:paragraph-rsid="003d72d6"/>
    </style:style>
    <style:style style:name="P62" style:family="paragraph" style:parent-style-name="Standard">
      <style:text-properties officeooo:rsid="00417f72" officeooo:paragraph-rsid="00417f72"/>
    </style:style>
    <style:style style:name="P63" style:family="paragraph" style:parent-style-name="Standard">
      <style:text-properties officeooo:rsid="0041fac2" officeooo:paragraph-rsid="0041fac2"/>
    </style:style>
    <style:style style:name="P64" style:family="paragraph" style:parent-style-name="Standard">
      <style:text-properties officeooo:rsid="00421141" officeooo:paragraph-rsid="00421141"/>
    </style:style>
    <style:style style:name="P65" style:family="paragraph" style:parent-style-name="Standard">
      <style:paragraph-properties fo:break-before="page"/>
      <style:text-properties officeooo:rsid="001032d7" officeooo:paragraph-rsid="001032d7"/>
    </style:style>
    <style:style style:name="P66" style:family="paragraph" style:parent-style-name="Standard">
      <style:paragraph-properties fo:break-before="page"/>
      <style:text-properties officeooo:rsid="0019fe10" officeooo:paragraph-rsid="0019fe10"/>
    </style:style>
    <style:style style:name="P67" style:family="paragraph" style:parent-style-name="Standard">
      <style:paragraph-properties fo:text-align="center" style:justify-single-word="false" fo:break-before="page"/>
      <style:text-properties fo:font-weight="bold" officeooo:rsid="0019fe10" officeooo:paragraph-rsid="0019fe10" style:font-weight-asian="bold" style:font-weight-complex="bold"/>
    </style:style>
    <style:style style:name="P68" style:family="paragraph" style:parent-style-name="Standard">
      <style:paragraph-properties fo:text-align="center" style:justify-single-word="false" fo:break-before="page"/>
      <style:text-properties fo:font-weight="bold" officeooo:rsid="0007deda" officeooo:paragraph-rsid="0007deda" style:font-weight-asian="bold" style:font-weight-complex="bold"/>
    </style:style>
    <style:style style:name="P69" style:family="paragraph" style:parent-style-name="Standard">
      <style:paragraph-properties fo:text-align="center" style:justify-single-word="false" fo:break-before="page"/>
      <style:text-properties fo:font-weight="bold" officeooo:rsid="000bbb62" officeooo:paragraph-rsid="000bbb62" style:font-weight-asian="bold" style:font-weight-complex="bold"/>
    </style:style>
    <style:style style:name="P70" style:family="paragraph" style:parent-style-name="Standard">
      <style:paragraph-properties fo:text-align="center" style:justify-single-word="false" fo:break-before="page"/>
      <style:text-properties fo:font-weight="bold" officeooo:rsid="002b237a" officeooo:paragraph-rsid="002b237a" style:font-weight-asian="bold" style:font-weight-complex="bold"/>
    </style:style>
    <style:style style:name="P71" style:family="paragraph" style:parent-style-name="Standard">
      <style:paragraph-properties fo:text-align="center" style:justify-single-word="false" fo:break-before="page"/>
      <style:text-properties fo:font-weight="bold" officeooo:rsid="003e65c1" officeooo:paragraph-rsid="003e65c1" style:font-weight-asian="bold" style:font-weight-complex="bold"/>
    </style:style>
    <style:style style:name="P72" style:family="paragraph" style:parent-style-name="Standard">
      <style:paragraph-properties fo:text-align="start" style:justify-single-word="false" fo:break-before="page"/>
      <style:text-properties fo:font-weight="normal" officeooo:rsid="0019fe10" officeooo:paragraph-rsid="0019fe10" style:font-weight-asian="normal" style:font-weight-complex="normal"/>
    </style:style>
    <style:style style:name="P73" style:family="paragraph" style:parent-style-name="Standard">
      <style:paragraph-properties fo:text-align="center" style:justify-single-word="false" fo:break-before="page"/>
      <style:text-properties style:text-underline-style="none" fo:font-weight="bold" officeooo:rsid="0019fe10" officeooo:paragraph-rsid="002b237a" style:font-weight-asian="bold" style:font-weight-complex="bold"/>
    </style:style>
    <style:style style:name="P74" style:family="paragraph" style:parent-style-name="Standard">
      <style:text-properties officeooo:rsid="00583310" officeooo:paragraph-rsid="00583310"/>
    </style:style>
    <style:style style:name="P75" style:family="paragraph" style:parent-style-name="Standard">
      <style:text-properties officeooo:rsid="003906b2" officeooo:paragraph-rsid="003906b2"/>
    </style:style>
    <style:style style:name="P76" style:family="paragraph" style:parent-style-name="Standard">
      <style:text-properties officeooo:rsid="00585171" officeooo:paragraph-rsid="00585171"/>
    </style:style>
    <style:style style:name="P77" style:family="paragraph" style:parent-style-name="Standard">
      <style:text-properties officeooo:rsid="00596025" officeooo:paragraph-rsid="00596025"/>
    </style:style>
    <style:style style:name="P78" style:family="paragraph" style:parent-style-name="Standard">
      <style:text-properties officeooo:rsid="005bf220" officeooo:paragraph-rsid="005bf220"/>
    </style:style>
    <style:style style:name="P79" style:family="paragraph" style:parent-style-name="Standard">
      <style:text-properties officeooo:rsid="005fbf0d" officeooo:paragraph-rsid="005fbf0d"/>
    </style:style>
    <style:style style:name="P80" style:family="paragraph" style:parent-style-name="Standard">
      <style:text-properties officeooo:rsid="00601175" officeooo:paragraph-rsid="00601175"/>
    </style:style>
    <style:style style:name="P81" style:family="paragraph" style:parent-style-name="Standard">
      <style:text-properties officeooo:rsid="0063aa1b" officeooo:paragraph-rsid="0063aa1b"/>
    </style:style>
    <style:style style:name="P82" style:family="paragraph" style:parent-style-name="Standard">
      <style:paragraph-properties fo:break-before="page"/>
      <style:text-properties officeooo:rsid="0063aa1b" officeooo:paragraph-rsid="0063aa1b"/>
    </style:style>
    <style:style style:name="T1" style:family="text">
      <style:text-properties officeooo:rsid="00050830"/>
    </style:style>
    <style:style style:name="T2" style:family="text">
      <style:text-properties officeooo:rsid="0009dad9"/>
    </style:style>
    <style:style style:name="T3" style:family="text">
      <style:text-properties officeooo:rsid="000abbaf"/>
    </style:style>
    <style:style style:name="T4" style:family="text">
      <style:text-properties officeooo:rsid="000bbb62"/>
    </style:style>
    <style:style style:name="T5" style:family="text">
      <style:text-properties officeooo:rsid="000e0684"/>
    </style:style>
    <style:style style:name="T6" style:family="text">
      <style:text-properties officeooo:rsid="000fd567"/>
    </style:style>
    <style:style style:name="T7" style:family="text">
      <style:text-properties officeooo:rsid="001032d7"/>
    </style:style>
    <style:style style:name="T8" style:family="text">
      <style:text-properties officeooo:rsid="0010dc02"/>
    </style:style>
    <style:style style:name="T9" style:family="text">
      <style:text-properties officeooo:rsid="00123b4a"/>
    </style:style>
    <style:style style:name="T10" style:family="text">
      <style:text-properties officeooo:rsid="0012a0f7"/>
    </style:style>
    <style:style style:name="T11" style:family="text">
      <style:text-properties officeooo:rsid="00150716"/>
    </style:style>
    <style:style style:name="T12" style:family="text">
      <style:text-properties officeooo:rsid="001655d2"/>
    </style:style>
    <style:style style:name="T13" style:family="text">
      <style:text-properties officeooo:rsid="001d5689"/>
    </style:style>
    <style:style style:name="T14" style:family="text">
      <style:text-properties officeooo:rsid="001dc5fe"/>
    </style:style>
    <style:style style:name="T15" style:family="text">
      <style:text-properties officeooo:rsid="001e9923"/>
    </style:style>
    <style:style style:name="T16" style:family="text">
      <style:text-properties officeooo:rsid="001f5979"/>
    </style:style>
    <style:style style:name="T17" style:family="text">
      <style:text-properties officeooo:rsid="00227676"/>
    </style:style>
    <style:style style:name="T18" style:family="text">
      <style:text-properties officeooo:rsid="00240323"/>
    </style:style>
    <style:style style:name="T19" style:family="text">
      <style:text-properties officeooo:rsid="00278462"/>
    </style:style>
    <style:style style:name="T20" style:family="text">
      <style:text-properties officeooo:rsid="00299d28"/>
    </style:style>
    <style:style style:name="T21" style:family="text">
      <style:text-properties officeooo:rsid="002a76f2"/>
    </style:style>
    <style:style style:name="T22" style:family="text">
      <style:text-properties officeooo:rsid="002b237a"/>
    </style:style>
    <style:style style:name="T23" style:family="text">
      <style:text-properties officeooo:rsid="002de367"/>
    </style:style>
    <style:style style:name="T24" style:family="text">
      <style:text-properties officeooo:rsid="00314a2f"/>
    </style:style>
    <style:style style:name="T25" style:family="text">
      <style:text-properties officeooo:rsid="003555da"/>
    </style:style>
    <style:style style:name="T26" style:family="text">
      <style:text-properties officeooo:rsid="003d72d6"/>
    </style:style>
    <style:style style:name="T27" style:family="text">
      <style:text-properties officeooo:rsid="003ec5fb"/>
    </style:style>
    <style:style style:name="T28" style:family="text">
      <style:text-properties officeooo:rsid="003fe016"/>
    </style:style>
    <style:style style:name="T29" style:family="text">
      <style:text-properties officeooo:rsid="004176df"/>
    </style:style>
    <style:style style:name="T30" style:family="text">
      <style:text-properties officeooo:rsid="0041fac2"/>
    </style:style>
    <style:style style:name="T31" style:family="text">
      <style:text-properties officeooo:rsid="00421141"/>
    </style:style>
    <style:style style:name="T32" style:family="text">
      <style:text-properties officeooo:rsid="00432bf0"/>
    </style:style>
    <style:style style:name="T33" style:family="text">
      <style:text-properties officeooo:rsid="0044afb1"/>
    </style:style>
    <style:style style:name="T34" style:family="text">
      <style:text-properties officeooo:rsid="00473e0e"/>
    </style:style>
    <style:style style:name="T35" style:family="text">
      <style:text-properties officeooo:rsid="0047e7d7"/>
    </style:style>
    <style:style style:name="T36" style:family="text">
      <style:text-properties officeooo:rsid="004dcedc"/>
    </style:style>
    <style:style style:name="T37" style:family="text">
      <style:text-properties officeooo:rsid="004e9d51"/>
    </style:style>
    <style:style style:name="T38" style:family="text">
      <style:text-properties officeooo:rsid="005012fb"/>
    </style:style>
    <style:style style:name="T39" style:family="text">
      <style:text-properties officeooo:rsid="0050fb3a"/>
    </style:style>
    <style:style style:name="T40" style:family="text">
      <style:text-properties officeooo:rsid="0054d6d2"/>
    </style:style>
    <style:style style:name="T41" style:family="text">
      <style:text-properties officeooo:rsid="005a64ec"/>
    </style:style>
    <style:style style:name="T42" style:family="text">
      <style:text-properties officeooo:rsid="005d9936"/>
    </style:style>
    <style:style style:name="T43" style:family="text">
      <style:text-properties officeooo:rsid="005e2ac9"/>
    </style:style>
    <style:style style:name="T44" style:family="text">
      <style:text-properties officeooo:rsid="005fbf0d"/>
    </style:style>
    <style:style style:name="T45" style:family="text">
      <style:text-properties officeooo:rsid="00601175"/>
    </style:style>
    <style:style style:name="T46" style:family="text">
      <style:text-properties officeooo:rsid="0060a1cb"/>
    </style:style>
    <style:style style:name="T47" style:family="text">
      <style:text-properties officeooo:rsid="00635dfa"/>
    </style:style>
    <style:style style:name="T48" style:family="text">
      <style:text-properties style:text-underline-style="none"/>
    </style:style>
    <style:style style:name="T49" style:family="text">
      <style:text-properties style:text-underline-style="none" officeooo:rsid="0064970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Inici</text:p>
      <text:p text:style-name="P1"/>
      <text:p text:style-name="P1">“<text:span text:style-name="T1">Introduir nom abans”</text:span></text:p>
      <text:p text:style-name="P1"/>
      <text:p text:style-name="P1"/>
      <text:p text:style-name="P2">Recuerdas la fatidica noche de hace 1 semana con mucha claridad. </text:p>
      <text:p text:style-name="P2">Estabas con tu hermana, comiendo tranquilamente, cuando una explosion derribo vuestra casa. </text:p>
      <text:p text:style-name="P2">De entre los escombros solo pudiste ver como un demonio marcado con la luna se la llevaba inconsciente. </text:p>
      <text:p text:style-name="P2">Cuando conseguistes salir de los escombros y los seguiste hacia el lago, solo pudiste ver como el demonio ando por encima del agua hacia una torre que se alzaba en medio de este. </text:p>
      <text:p text:style-name="P2">Cuando te sumergiste, herido, en el lago para seguirlo, solo pudiste ver paralizado como tres titanicas serpientes blancas surgieron de las aguas. <text:s/></text:p>
      <text:p text:style-name="P4">Con el corazon congelado de mierdo, huiste del lago corriendo, mientras las serpientes se mofaban de ti llamandote “Patetico mortal!”.</text:p>
      <text:p text:style-name="P1"/>
      <text:p text:style-name="P4">Has estado una semana recuperadote de tus heridas, y estas preparado para ir a rescatar a tu hermana. </text:p>
      <text:p text:style-name="P4">Pero las serpientes estan en medio de la torre, y aun has de encontrar una forma de derrotarlas…</text:p>
      <text:p text:style-name="P3"/>
      <text:p text:style-name="P3"/>
      <text:p text:style-name="P3"/>
      <text:p text:style-name="P23">Bosque:</text:p>
      <text:p text:style-name="P3"/>
      <text:p text:style-name="P3">Estas en medio del bosque, una suave brisa fria sopla en esta mañana. Los arboles parecen en buen estado, aunque no escuchas a ningun animal hacer ruido. Parecen estar atemorizados de algo. Al norte esta el Lago Plateado, al sur la Caverna Espejada, al este tu pueblo, y al oeste la base de la Montaña del Relampago.</text:p>
      <text:p text:style-name="P3"/>
      <text:p text:style-name="P3"/>
      <text:p text:style-name="P5">[No hay ningun item inicialmente aquí]</text:p>
      <text:p text:style-name="P5"/>
      <text:p text:style-name="P6"/>
      <text:p text:style-name="P6"/>
      <text:p text:style-name="P50">Mover: Lago, montaña, cueva, pueblo </text:p>
      <text:p text:style-name="P68">Base de la montaña</text:p>
      <text:p text:style-name="P7"/>
      <text:p text:style-name="P7">Tras caminar durante cerca de una hora, llegas finalmente a la base de la montaña del relampago. Anillos de nubes negruzcas se arremolinan alrededor de su cima, mientras constantes truenos hacen retumbar la montaña entera.</text:p>
      <text:p text:style-name="P7"/>
      <text:p text:style-name="P7">[Primera vez] Te tiemblan las piernas, pero haras lo que sea necesario para recuperar a tu hermana. Segun empiezas a subir el sendero poco a poco, una voz te grita: </text:p>
      <text:p text:style-name="P7"/>
      <text:p text:style-name="P7">- Alto ahi! - De un salto baja enfrente tuya un hombre musculoso, cubierto en una armadura de placas y cadenas, empuñando una lanza mas grande que ti mismo y un escudo de metal mas similar <text:span text:style-name="T2">a una pared que una herramienta de guerra – Esta montaña es un santuario para guerreros! Aquellos incapaces de empuñar un arma no tienen lugar aquí! Marchate, o afrenta las consecuencias de tu intrusion.</text:span></text:p>
      <text:p text:style-name="P7"/>
      <text:p text:style-name="P7">&gt; <text:span text:style-name="T2">Quien eres?<text:line-break/><text:line-break/>- Yo soy Gyoubu Oniwa! Identificate! - Te grrita el hombre</text:span></text:p>
      <text:p text:style-name="P7">- <text:span text:style-name="T2">Mi nombre es $nom. - Le respondes</text:span></text:p>
      <text:p text:style-name="P7"/>
      <text:p text:style-name="P7">&gt; <text:span text:style-name="T2">Que hay en la cima de la montaña?</text:span></text:p>
      <text:p text:style-name="P7"/>
      <text:p text:style-name="P7">- <text:span text:style-name="T2">El templo del señor Susanoo! Solo aquellos con el valor de derramar la sangre de sus enemigos tienen permitido pasar!</text:span></text:p>
      <text:p text:style-name="P7"/>
      <text:p text:style-name="P7">&gt; <text:span text:style-name="T2">Que puedo hacer para pasar?</text:span></text:p>
      <text:p text:style-name="P7"/>
      <text:p text:style-name="P7">- <text:span text:style-name="T2">Demuestrame que eres en guerrero!</text:span></text:p>
      <text:p text:style-name="P7"/>
      <text:p text:style-name="P7">&gt; <text:span text:style-name="T2">(Si se tiene la espada) </text:span><text:span text:style-name="T3">Tengo una espada, asi que soy un guerrero, puedo pasar?</text:span></text:p>
      <text:p text:style-name="P7"/>
      <text:p text:style-name="P7">- <text:span text:style-name="T3">Hmmm… una niña pequeña seria mas guerrera que tu, pero </text:span><text:span text:style-name="T4">supongo que tecnicamente eres un guerrero… puedes pasar chaval/nombre. - El guerrero/Gyoubu se aparta dejandote paso al sendero para llegar a la cima de la montaña.</text:span></text:p>
      <text:p text:style-name="P7"/>
      <text:p text:style-name="P7"/>
      <text:p text:style-name="P9">Variables:</text:p>
      <text:p text:style-name="P9">string nombre_personaje:</text:p>
      <text:p text:style-name="P9">string nombre_personaje:</text:p>
      <text:p text:style-name="P9">boolean espada_enseñada:</text:p>
      <text:p text:style-name="P9">arraylist items en el suelo:</text:p>
      <text:p text:style-name="P7"/>
      <text:p text:style-name="P7"/>
      <text:p text:style-name="P69">Cima de la montaña</text:p>
      <text:p text:style-name="P9"/>
      <text:p text:style-name="P11">Tras varias horas de andar por el sendero tormentoso llegas finalmente a la cima de la montaña. Delante tuya se alza una pagoda con muros de piedra, y tejados de metal. Cada pocos minutos un relampago cae en esta pagoda, energizando el tejado y dando al aire un peculiar olor. No ves a nadie salvo a ti mismo, pero la puerta de la pagoda esta abierta. Movido por una extraña curiosidad y por motivos que no acabas de entender, te dirijes a la pagoda.</text:p>
      <text:p text:style-name="P11"/>
      <text:p text:style-name="P11">Cuando entras en la pagoda, la puerta detras tuya se cierra de golpe, dejando a solas con la oscuridad y los relampagos que caen fuera. De repente, dos velas se encienden a tus lados, seguido de varias decenas mas, formando un camino que eventualmente culmina en un circulo de velas.</text:p>
      <text:p text:style-name="P11"/>
      <text:p text:style-name="P12">En medio de este circulo puedes ver a un figura humanoide vagamente iluminada, sentada con las piernas cruzadas mientras hacer un trago de una pequeña botella de licor.</text:p>
      <text:p text:style-name="P10"><text:s/></text:p>
      <text:p text:style-name="P10">- <text:span text:style-name="T5">Tu eres el chaval que dice ser un guerrero? - Te dice la figura con una voz grave. - Acercate… deja que te vea bien.</text:span></text:p>
      <text:p text:style-name="P7"/>
      <text:p text:style-name="P12">Haces unos pocos pasos adelante. Te tiemblan las piernas, el hombre es aun mas terrorifico que las serpientes del lago, incluso cuando esta solo sentado, su aura es suficiente para hacer llorar de terror a un hombre adulto. Pero no puedes permitirte llorar. Tienes que rescatarla cueste lo que cueste. </text:p>
      <text:p text:style-name="P12"/>
      <text:p text:style-name="P12">Ahora ya cerca suya, puedes distinguir <text:span text:style-name="T6">las cualidades de este hombre; su piel es de un rojo palido, e incluso sentado es mas alto que ti. Su cabeza esta decorada con una extraña corona de hierro, con una largas y delgadas puas que se alzan hacia arriba. Apenas va vestido, llevando solo un taparrabos de tela y un chaleco de tela tintada de color negro.</text:span></text:p>
      <text:p text:style-name="P12"/>
      <text:p text:style-name="P12">- <text:span text:style-name="T6">Yo soy Susanoo, dios de la guerra y las tormentas. Habla, humano – te dice el</text:span></text:p>
      <text:p text:style-name="P12"/>
      <text:p text:style-name="P12">&gt; <text:span text:style-name="T6">Quien eres?</text:span></text:p>
      <text:p text:style-name="P13">- <text:span text:style-name="T6">ya te lo he dicho, soy <text:s/>Susanoo, dios de la guerra y las tormentas. No me hagas repetirlo</text:span></text:p>
      <text:p text:style-name="P13"/>
      <text:p text:style-name="P13">&gt; <text:span text:style-name="T6">Que es este lugar?<text:line-break/>- Mmh… este lugar era el templo de las tormentas, donde yo formaba a mis soldados y enviaba relampagos a todo el reino. Estos tiempos ya pasaron… este lugar es solo una ruina de lo que era, una mala brisa y se derrumbara todo.</text:span></text:p>
      <text:p text:style-name="P13"/>
      <text:p text:style-name="P13">&gt; <text:span text:style-name="T6">Han secuestrado a mi hermana. Necesito ayuda para rescatarla.</text:span></text:p>
      <text:p text:style-name="P13">- <text:span text:style-name="T6">Hmmh… es acaso ese mi problema? Soy un dios, no un guardia de tu pueblo. Pideselo a ellos, no a mi.</text:span></text:p>
      <text:p text:style-name="P13"><text:tab/>&gt; <text:span text:style-name="T6">Un demonio lunar la rapto, intente seguirlos, pero unas serpientes blancas </text:span><text:span text:style-name="T7">me atacaron <text:tab/>en el lago</text:span></text:p>
      <text:p text:style-name="P13"/>
      <text:p text:style-name="P13"><text:tab/>&gt; <text:span text:style-name="T7">Nadie del pueblo podia hacer nada, eran demasiado fuertes.</text:span></text:p>
      <text:p text:style-name="P13"><text:tab/>- <text:span text:style-name="T7">Hmpf, vaya guardias… guerreros mas lamentables. Ni que os hubieran atacado un <text:tab/>demonio.</text:span></text:p>
      <text:p text:style-name="P13"><text:tab/>&gt; <text:span text:style-name="T7">Si nos ataco un demonio. Uno lunar, acompañado de unas serpientes blancas gigantes.</text:span></text:p>
      <text:p text:style-name="P7"><text:tab/></text:p>
      <text:p text:style-name="P8"><text:tab/><text:span text:style-name="T5">- </text:span><text:span text:style-name="T7">Demonio lunar…? Serpientes blancas...? Hmpf, asi que hemos llegado a esto?</text:span></text:p>
      <text:p text:style-name="P65">Susanoo se levanta, revelando su altura, de casi 4 metros. - Si lo que dices es verdad, estamos en un problema, uno de proporciones que superan a un mortal como tu. Solo un poder divino puede ayudarte. - Te dice el, en tono preocupado. - Me ayudaras entonces? - Le preguntas – Con una condicion. Combate contra mi. Si consigues herirme te dare mi poder. - Te responde el, notando cierto tono de sed de sangre en su tono de voz. - Tu diras cuando empieza el duelo.</text:p>
      <text:p text:style-name="P14"/>
      <text:p text:style-name="P14">&gt; (Si se tiene el espejo) Reconoces este espejo? </text:p>
      <text:p text:style-name="P14">- Eso ha llegado a tus manos…? <text:s/>Hmf, cuida bien de eso, quieres? Es mas valioso que tu, te responde el.</text:p>
      <text:p text:style-name="P14"/>
      <text:p text:style-name="P14">&gt; Estoy listo, hagamos el duelo.</text:p>
      <text:p text:style-name="P14">- <text:span text:style-name="T8">(Si no tienes la espada) – Sin armas? No seas necio, humano, armate antes y habla conmigo.</text:span></text:p>
      <text:p text:style-name="P14"/>
      <text:p text:style-name="P14">- <text:span text:style-name="T8">(si tienes la espada)</text:span> <text:span text:style-name="T8">No me contendre, humano, preparate! - Te grita susanoo. Ves como en su mano empieza a surgir un relampago, que se solidifica tomando la forma de una espada larga de bronze pulido. Tu desenfundas tu espada, dudando que tu hoja pueda herirlo siquiera.</text:span></text:p>
      <text:p text:style-name="P14"/>
      <text:p text:style-name="P15">Atacar 1</text:p>
      <text:p text:style-name="P15">- Blandes tu hoja contra susanoo, que se limita a apartarte de una patada. - Eso es todo lo que puedes hacer, humano?! <text:s/>Vamos! Muestrame te poder! - Te grita susano. Tu te pones de pie dudando de tus oportunidades contra el</text:p>
      <text:p text:style-name="P15"/>
      <text:p text:style-name="P15">Defensa 1</text:p>
      <text:p text:style-name="P15">- Pones tu espada en pose defensiva, <text:span text:style-name="T9">en el momento adecuado para desviar uno de los golpes de susanoo hacia el suelo. - Buena jugada chaval… buena jugada… - te dice susanoo, sonriendo sadicamente</text:span></text:p>
      <text:p text:style-name="P15"/>
      <text:p text:style-name="P15"/>
      <text:p text:style-name="P16">Atacar 2</text:p>
      <text:p text:style-name="P16">- Vuelves a intentar a atacar a susanoo, imitando las estocadas que has visto a los guardias hacer en sus practicas. Susanoo en resupuesta bloquea tu estocada con su pie, pisando la hoja en movimiento y derribandote de un puñetazo. Con una patada de pasa la espada, diciendo – No tienes nada mas! No conseguiras nada de esa forma! - Te grita susanoo</text:p>
      <text:p text:style-name="P16"/>
      <text:p text:style-name="P16">Defensa 2</text:p>
      <text:p text:style-name="P16">- <text:span text:style-name="T10">Susano intenta hacerte una estocada vertical, pero tu te apartas de una voltereta. Viendo como su espada se ha quedado clavada en el suelo, intentas aprovechar para herirle, pero según te acercas, el te repele con una patada. - Casi lo consigues, mortal… casi lo consigues… - te dice susanoo.</text:span></text:p>
      <text:p text:style-name="P16"/>
      <text:p text:style-name="P16"/>
      <text:p text:style-name="P17">Atacar 3<text:line-break/>- Te lanzas hacia susano con tu espada en mano, pero en respuesta, el apunta con su espada hacia ti, y l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GAME OVER]</text:p>
      <text:p text:style-name="P17"/>
      <text:p text:style-name="P17">Defensa 3 </text:p>
      <text:p text:style-name="P18">Susano vuelve a abalanzarse hacia ti en una estocada vertical, pero esta vez en lugar de apartarte, te lanzas hacia el. Susano clava su espada en el suelo, justo encima de tu cabeza, tu estas debajo suya, entre el y el suelo. Por su expresion, no se esperaba ese movimiento. Sus manos estan ocupadas y <text:soft-page-break/>no puede darte una patada. Aprovecha la oportunidad!</text:p>
      <text:p text:style-name="P18"/>
      <text:p text:style-name="P18">Atacar 4</text:p>
      <text:p text:style-name="P18">Blandes tu espada con fuerza hacia la pierna de susanoo, cortandosela de forma profunda. Su sangre te salpica en la cara, mientras susanoo hace un grito de dolor. El se levanta, mientras tu coges aire.</text:p>
      <text:p text:style-name="P18"/>
      <text:p text:style-name="P18">Defensa 4.</text:p>
      <text:p text:style-name="P18">Intentas defenderte con tus brazos, per<text:span text:style-name="T10">o ultimo que ves es un destello azulado, seguido por un trueno. Cuando recuperas la vision, ves que estas en el suelo, y un pitido resuena en tus oidos. Intentas mover tu cuerpo, pero no puedes, según lo miras, ves como ha sido todo quemado por un relampago, y que estas sangrando. Todo se esta volviendo negro. Ves como susano se acerca a ti y te dice algo, pero no puedes entenderlo, todo se vuelve negro,y dentro de poco, en nada. </text:span>[GAME OVER]</text:p>
      <text:p text:style-name="P18"/>
      <text:p text:style-name="P18"/>
      <text:p text:style-name="P18">Victoria:</text:p>
      <text:p text:style-name="P18"/>
      <text:p text:style-name="P18">- Bien hecho, mortal. - Te dice susanoo, <text:span text:style-name="T11">en un tono ligeramente orgulloso. - Un trato es un trato. Toma mi espada, la Murakumo. Blandela sabiamente, su poder es superior al de cualquier mortal.- Susanoo planta su espada en el suelo, mientras se sienta. - Vamos, tomala, yo tengo que descansar. - Acercas tu mano a la espada, y esta se encoje hasta adaptarse a tu tamaño. [MURAKUMO CONSEGUIDA]</text:span></text:p>
      <text:p text:style-name="P18"/>
      <text:p text:style-name="P18"/>
      <text:p text:style-name="P19">Segun sales del templo, un temblor hace que parte de el se derrumbe, sellando l<text:span text:style-name="T12">a entrada al templo.</text:span></text:p>
      <text:p text:style-name="P18"/>
      <text:p text:style-name="P18"/>
      <text:p text:style-name="P20">Variables:</text:p>
      <text:p text:style-name="P20"/>
      <text:p text:style-name="P20">Int ataques</text:p>
      <text:p text:style-name="P20">Int defensas</text:p>
      <text:p text:style-name="P21">boolean revelado_demonio</text:p>
      <text:p text:style-name="P21"/>
      <text:p text:style-name="P21">boolean duelo_ganado</text:p>
      <text:p text:style-name="P21">Arraylist objetos_suelo</text:p>
      <text:p text:style-name="P67">Pueblo</text:p>
      <text:p text:style-name="P51">zona transitoria</text:p>
      <text:p text:style-name="P51"/>
      <text:p text:style-name="P51"/>
      <text:p text:style-name="P60">intro full</text:p>
      <text:p text:style-name="P60"/>
      <text:p text:style-name="P60">Sigues el sendero del bosque volviendo hasta tu pueblo. Gran parte del pueblo fue destruido en el ataque reciente, y ves a varios de tus vecinos reparando sus casas y las calles. Los muros estan rotos, y no parece ser la prioridad repararlos, defendiendoos hay <text:s/>varios guardias y milicianos, con armas que parecen recien forjadas, aunque dudas si siquiera servirian contra los demonios que atacaron. Por algun motivo, <text:span text:style-name="T26">el templo esta intacto, y no sufrio un rasguño en el asalto. </text:span>Escuchas el matrilleante sonido de la forja del herrero, el cual esta trabajando <text:span text:style-name="T26">incesantemente por armar a todos.</text:span></text:p>
      <text:p text:style-name="P60"/>
      <text:p text:style-name="P60"/>
      <text:p text:style-name="P60">intro resumida</text:p>
      <text:p text:style-name="P60"/>
      <text:p text:style-name="P61">Llegas a la plaza de tu pueblo. La gente sigue trabajando para reparar todo, el herrero sigue forjando, y el templo sigue intacto.</text:p>
      <text:p text:style-name="P71">Herrero</text:p>
      <text:p text:style-name="P38"/>
      <text:p text:style-name="P38">Intro llarga</text:p>
      <text:p text:style-name="P38"/>
      <text:p text:style-name="P38">Bajando por el camino <text:s/><text:span text:style-name="T27">llegas al Herrero. Segun entras a la herreria, ves varias lanzas y espadas apiladas en una pared, junto con armaduras rudimentarias de hierro. Ves al Herrero forjando otra espada. Por su aspecto, debe haber estado todos los dias desde el ataque forjando, una capa de ollin y restos de metal le ensucian tanto la ropa como la piel, y no parece haberse limpiado desde entonces. Al verte, el dice “Hm? Ah, el chaval que le raptaron la hermana. Ando muy ocupado, si quieres algo, se rapido. - Te dice de forma contundente.</text:span></text:p>
      <text:p text:style-name="P38"/>
      <text:p text:style-name="P38"/>
      <text:p text:style-name="P38">Intro curta</text:p>
      <text:p text:style-name="P38"/>
      <text:p text:style-name="P39">Bajando por el camino llegas al herrero, que sigue forjando. Esta aun ocupado, y te dice que seas rapido.</text:p>
      <text:p text:style-name="P38"/>
      <text:p text:style-name="P38"/>
      <text:p text:style-name="P38"/>
      <text:p text:style-name="P38"/>
      <text:p text:style-name="P38">Parlar</text:p>
      <text:p text:style-name="P38"/>
      <text:p text:style-name="P38">&gt; <text:span text:style-name="T27">Podrias ser mas educado?</text:span></text:p>
      <text:p text:style-name="P38"><text:tab/>- <text:span text:style-name="T27">Chaval, llevo <text:s/>dias trabajando sin cesar con tal de armar a todo el mundo. Todo segundo que no estoy trabajando es una persona menos a la que no armo. Y cuando esos demonios vuelvan, agradeceras hasta la ultima lanza. Y ahora, que es lo que quieres?</text:span></text:p>
      <text:p text:style-name="P38"/>
      <text:p text:style-name="P38"/>
      <text:p text:style-name="P38">&gt; <text:span text:style-name="T27">Quiero rescatar a mi hermana. <text:s/>Podrias darme algo con lo que defenderme?</text:span></text:p>
      <text:p text:style-name="P38">- <text:span text:style-name="T28">Huh? Acaso te crees que voy a dejar que te lleves algo en tu mision inutil? Por mucho que me enorgullezca de mi trabajo no haran ni cosquillas a esas serpientes del lago.</text:span></text:p>
      <text:p text:style-name="P38">- <text:span text:style-name="T28">Me da igual, si no lo intento no lo conseguire. - </text:span><text:span text:style-name="T29">Le respondes</text:span></text:p>
      <text:p text:style-name="P38">-Hmpr…<text:span text:style-name="T28"> no vas a irte, verdad? Esta bien, llevate UNA sola espada, y nada mas. Y no molestes mas! - El herrero deja una espada en una mesa, lista para que la cojas tu.</text:span></text:p>
      <text:p text:style-name="P38"/>
      <text:p text:style-name="P40">Si espada = true:</text:p>
      <text:p text:style-name="P40">- Huh? Ya te he dado una espada.</text:p>
      <text:p text:style-name="P38"/>
      <text:p text:style-name="P38"/>
      <text:p text:style-name="P38"/>
      <text:p text:style-name="P38">Items</text:p>
      <text:p text:style-name="P38"/>
      <text:p text:style-name="P40">Espada:</text:p>
      <text:p text:style-name="P40">- Si, es la espada que te di. Tu punto cual es?</text:p>
      <text:p text:style-name="P40">Baja posibilidad de - “ME DEBES UNA ESPADA”</text:p>
      <text:p text:style-name="P40"/>
      <text:p text:style-name="P40">Murakumo:</text:p>
      <text:p text:style-name="P40">- Que diablos?! Donde has conseguido eso?! No… mejor no me lo digas. Temo el saberlo siquiera. Solo… solo no saques mas esto aquí, de acuerdo?</text:p>
      <text:p text:style-name="P40"/>
      <text:p text:style-name="P40">Baja posibilidad de – ARMAS DE JEEEEEEEEEEFEEEEEEEEEEEEE!</text:p>
      <text:p text:style-name="P66"/>
      <text:p text:style-name="P24">Templo</text:p>
      <text:p text:style-name="P51">et dona pistes i la magatama al final</text:p>
      <text:p text:style-name="P51"/>
      <text:p text:style-name="P59">se consigue el agua sagrada</text:p>
      <text:p text:style-name="P59"/>
      <text:p text:style-name="P59"/>
      <text:p text:style-name="P59"/>
      <text:p text:style-name="P62">intro llarga</text:p>
      <text:p text:style-name="P62"/>
      <text:p text:style-name="P62">Subiendo a la parte mas alta del pueblo, subes hasta el templo. Desde la entrada puedes ver todo el pueblo, el lago y el bosque os rodea, <text:span text:style-name="T30">sin mencionar la torre que surgio del lago. El interior del templo esta mucho mas ajetreado y caotico que de costumbre. Mucha gente, cuyos hogares fueron destruidos en el ataque, se han refugiado en el templo, esperando que los demonios no ataquen de nuevo. La estatua de la diosa Amaterasu se alza en el medio del templo, con su magatama colgando del cuello. El Sacerdote esta guiando y aconsejando a todos los que puede, y al verte te dice – Bienvenido, has venido buscando consejo tambien?</text:span></text:p>
      <text:p text:style-name="P62"/>
      <text:p text:style-name="P62">intro curta</text:p>
      <text:p text:style-name="P62"/>
      <text:p text:style-name="P62">Estas en el templo, descansando momentaneamente. El ambiente te relaja. El sacerdote esta ayudando a los heridos y dando consejo a todos.</text:p>
      <text:p text:style-name="P62"/>
      <text:p text:style-name="P62">parlar</text:p>
      <text:p text:style-name="P62"/>
      <text:p text:style-name="P62"/>
      <text:p text:style-name="P62">&gt; <text:span text:style-name="T30">porque no han atacado los demonios este lugar?</text:span></text:p>
      <text:p text:style-name="P62">- <text:span text:style-name="T30">Este es un lugar sagrado bajo la proteccion de amaterasu. Los demonios no pueden entrar en este lugar. Mientras amaterasu nos siga protegiendo estaremos seguros.</text:span></text:p>
      <text:p text:style-name="P62"/>
      <text:p text:style-name="P62"/>
      <text:p text:style-name="P62">&gt; <text:span text:style-name="T30">Es la magatama de la estatua de verdad?</text:span></text:p>
      <text:p text:style-name="P62">- <text:span text:style-name="T30">Las leyendas dicen que amaterasu entrego su magatama </text:span><text:span text:style-name="T31">a nuestros antepasados como un simbolo de su proteccion. Y hasta el momento, ha protegido el templo de los demonios.</text:span></text:p>
      <text:p text:style-name="P62"/>
      <text:p text:style-name="P62"/>
      <text:p text:style-name="P62">&gt; <text:span text:style-name="T33">Tengo que rescatar a mi hermana. Hay algo que puedas darme para ayudarme?</text:span></text:p>
      <text:p text:style-name="P62">- <text:s/><text:span text:style-name="T33">Puedes tomar la poca agua sagrada que nos queda. Es eficaz contra los demonios, como las que raptaron a tu hermana. Ve con cuidado, joven, incluso con esta agua sagrada no deberias confiarte, los demonios son muy peligrosos.</text:span></text:p>
      <text:p text:style-name="P62"/>
      <text:p text:style-name="P62">&gt; <text:span text:style-name="T30">Podrias darme consejo?</text:span></text:p>
      <text:p text:style-name="P63">(treure un random)</text:p>
      <text:p text:style-name="P62">- <text:span text:style-name="T31">El mejor ataque es una buena defensa, pero solo defendiendote no puedes ganar nada.</text:span></text:p>
      <text:p text:style-name="P62">- <text:span text:style-name="T31">El herrero esta forjando armas para todos, si necesitas alguna forma de defenderte, puedes pedirle alguna arma.</text:span></text:p>
      <text:p text:style-name="P62">- <text:span text:style-name="T31">Las serpientes blancas estan acorazadas, ninguna arma mortal puede herirlas, pero se dice que susanoo las mato con su espada.</text:span></text:p>
      <text:p text:style-name="P62">- <text:span text:style-name="T31">Amaterasu tenia 2 hermanos, cada uno con sus reliquias. Se dice que si estas se juntan, ocurrira un milagro.</text:span></text:p>
      <text:p text:style-name="P62">- <text:span text:style-name="T31">Dicen que la estatua de la cueva es una guardiana a secretos divinos. Pero ningun mortal a podido entenderla.</text:span></text:p>
      <text:p text:style-name="P62"><text:soft-page-break/>- <text:span text:style-name="T31">Se dice que susanoo concede su poder a los que consiguen superar sus desafios.</text:span></text:p>
      <text:p text:style-name="P62">- <text:span text:style-name="T33">El agua sagrada es letal contra los demonios.</text:span></text:p>
      <text:p text:style-name="P62"/>
      <text:p text:style-name="P62"/>
      <text:p text:style-name="P62"/>
      <text:p text:style-name="P62">items</text:p>
      <text:p text:style-name="P62"/>
      <text:p text:style-name="P62"/>
      <text:p text:style-name="P62"><text:tab/>magatama:</text:p>
      <text:p text:style-name="P62">- Usa la magatama sagrada con sabiduria, en ella depende el destino.</text:p>
      <text:p text:style-name="P62"/>
      <text:p text:style-name="P62"><text:tab/>murakumo</text:p>
      <text:p text:style-name="P62">- La espada sagrada de Susanoo… <text:s/>blandela con cuidado, <text:s/>es un arma con un poder inalcanzable a los mortales<text:tab/></text:p>
      <text:p text:style-name="P62"/>
      <text:p text:style-name="P62"><text:tab/>espejo</text:p>
      <text:p text:style-name="P62">- Ese espejo… contiene un gran poder. Tenlo cerca tuya, te mantendra a salvo.</text:p>
      <text:p text:style-name="P62"/>
      <text:p text:style-name="P62"><text:tab/>agua sagrada</text:p>
      <text:p text:style-name="P62">- Esas son las ultimas gotas de agua sagrada que nos quedan, usala solo contra los demonios.</text:p>
      <text:p text:style-name="P62"/>
      <text:p text:style-name="P62"/>
      <text:p text:style-name="P62"/>
      <text:p text:style-name="P64">Si s’entra amb la espasa i el mirall:</text:p>
      <text:p text:style-name="P64"/>
      <text:p text:style-name="P64">Notas como el espejo y la murakumo brillan, y al sacarlas, un haz de luz surge de cada uno de los objetos, juntandose en la magatama que amaterasu lleva en su cuello, la cual tambien empieza a brillar. Al ocurrir eso, todo el mundo <text:span text:style-name="T32">se queda en silencio, observandote. - Oh, asi que ha llegado el momento. - Dice el sacerdote. -Acercate, joven, toma la magatama sagrada. Desconozco que <text:s/>te deparara el destino, pero la magatama sera parte esencial de eso.</text:span></text:p>
      <text:p text:style-name="P66"/>
      <text:p text:style-name="P24">Entrada torre lunar</text:p>
      <text:p text:style-name="P74">Intro llarga</text:p>
      <text:p text:style-name="P74"/>
      <text:p text:style-name="P74">Entrando por el porton abierto de la torre, llegas a la base de esta. Estas en una enorma camara circular, sostenida por 2 gruesas columnas de piedra. Las paredes estan decoradas con intrincados murales, representando una noche eterna, gobernada por una figura femenina, que se alza por encima de otra figura femenina, que yace muerta en el suelo.</text:p>
      <text:p text:style-name="P74"/>
      <text:p text:style-name="P74">Al fondo de la camara hay un porton de piedra cerrado. Ves una cerradura, pero no una llave. Grabado al lado de esta cerradura ves escrito burdamente “Los susurros son la llave”. </text:p>
      <text:p text:style-name="P74"/>
      <text:p text:style-name="P74"/>
      <text:p text:style-name="P74"/>
      <text:p text:style-name="P74">Intro Curta</text:p>
      <text:p text:style-name="P74"/>
      <text:p text:style-name="P74">Estas en el primer piso de la torre.</text:p>
      <text:p text:style-name="P74"/>
      <text:p text:style-name="P74">(puzle no resolt)</text:p>
      <text:p text:style-name="P74">El porton esta cerrado, grabado al lado de esta cerradura ves escrito burdamente “Los susurros son la llave”. </text:p>
      <text:p text:style-name="P74"/>
      <text:p text:style-name="P74">(puzle resolt)</text:p>
      <text:p text:style-name="P74">El porton esta abierto, dejandote paso al siguiente piso de la torre.</text:p>
      <text:p text:style-name="P66"/>
      <text:p text:style-name="P24">Mitad torre lunar</text:p>
      <text:p text:style-name="P22"/>
      <text:p text:style-name="P59">Sombra que derrotas lanzando agua sagrada</text:p>
      <text:p text:style-name="P59"/>
      <text:p text:style-name="P76">intro llarga</text:p>
      <text:p text:style-name="P76"/>
      <text:p text:style-name="P77">Subiendo por las escaleras llegas a otra camara circular, <text:span text:style-name="T41">como la primera. Los grabados son identicos a los de la primera camara, pero el trazo y los colores son mucho mas burdos, como si el orfebre los hubiera hecho en un arrebato de locura.</text:span></text:p>
      <text:p text:style-name="P76"/>
      <text:p text:style-name="P78">No hay nadie <text:span text:style-name="T42">aparte de ti, pero aun asi, te sientes observado. </text:span><text:span text:style-name="T43">Impulsado por tu instinto, te das la vuelta y ves como tu sombra no se mueve contigo. -Vaya vaya, parece ser que has aprendido algo desde la ultima vez. - Dice una voz que hace eco. Ves como tu sombra se separa de tu cuerpo, y esta empieza a salir del suelo, tomando forma fisica. Primero de aspecto humano, rapidamente crece de tamaño y proporciones, con un cuerno saliendo de su frente. Al verlo, recuerdas esa figura, estuvo presente en la noche del secuestro de tu hermana! - Tu! - Le gritas enfadado. - Devuelveme a mi hermana!. - Me temo que no, chaval, <text:s/>eso arruinaria nuestros planes. Asi que ahora vete </text:span><text:span text:style-name="T44">de la torre, vale? Ah, y mi nombre es Oni, ahorrate preguntarmelo. - Te respone el demonio Oni con calma.</text:span></text:p>
      <text:p text:style-name="P76"/>
      <text:p text:style-name="P76">intro curta</text:p>
      <text:p text:style-name="P76"/>
      <text:p text:style-name="P79">Subes al segundo piso de la torre.</text:p>
      <text:p text:style-name="P79"/>
      <text:p text:style-name="P79">(oni muerto)</text:p>
      <text:p text:style-name="P79">La puerta esta abierta, y lo unico que queda de Oni es un charco de materia oscura en el suelo.</text:p>
      <text:p text:style-name="P79"/>
      <text:p text:style-name="P79">(oni vivo)</text:p>
      <text:p text:style-name="P79">La oscuridad de Oni sigue envolviendo la sala, cortandote el paso.</text:p>
      <text:p text:style-name="P79"/>
      <text:p text:style-name="P79"/>
      <text:p text:style-name="P79">Objetos:</text:p>
      <text:p text:style-name="P79"/>
      <text:p text:style-name="P79">Espada: Desenfundas tu espada, intentando cortar a Oni con ella, pero tu ataque lo atraviesa sin hacerle nada. Oni se limita a suspirar decepcionado. - Estoy hecho de sombras, chaval, ninguna espada puede herirme.</text:p>
      <text:p text:style-name="P79"/>
      <text:p text:style-name="P79">Murakum<text:span text:style-name="T45">o</text:span>: <text:span text:style-name="T45">Desenfundando la Murakumo, asestas varios cortes, dañando parte de la camara en el proceso. - Ah, la espada de Susanoo, una arma magistral… contra aquellos que pueden ser cortados. <text:s/>Guardate el sudor, deja la torre.</text:span></text:p>
      <text:p text:style-name="P79"/>
      <text:p text:style-name="P80">Agua Sagrada: Destapas la botella de agua sagrada, y rocias a Oni con ella. Al entrar en contacto con ella, <text:span text:style-name="T46">Oni hace un aullido de dolor, y ves como empieza a derretirse. -Tu…! </text:span><text:span text:style-name="T47">Como… te atreves…! Mi señora… ella me vengara! Sufriras toda la eternidad en una tiniebla eterna…! - Te grita Oni enfadao mientras se derrite y es reducido a apenas una mancha negra en el suelo. Con su muerte, la oscuridad se disipa, dejandote paso a las escaleras que suben.</text:span></text:p>
      <text:p text:style-name="P80"><text:span text:style-name="T48"/></text:p>
      <text:p text:style-name="P80"><text:span text:style-name="T48"/></text:p>
      <text:p text:style-name="P80"><text:span text:style-name="T48"><text:line-break/></text:span></text:p>
      <text:p text:style-name="P82"><text:span text:style-name="T48">Hablar:</text:span></text:p>
      <text:p text:style-name="P81"><text:span text:style-name="T48"/></text:p>
      <text:p text:style-name="P81"><text:span text:style-name="T48">&gt; porque os habeis llevado a mi hermana?</text:span></text:p>
      <text:p text:style-name="P81"><text:span text:style-name="T48"/></text:p>
      <text:p text:style-name="P81"><text:span text:style-name="T48">- </text:span><text:span text:style-name="T49">Eso no te incumbe, chaval. - Te dice Oni. - Pero lo que nos interesa no es tu hermana, si no lo que hay dentro suya. No es nada personal… - No puedes evitar enfadarte al escuchar las respuestas de Oni.</text:span></text:p>
      <text:p text:style-name="P81"><text:span text:style-name="T48"/></text:p>
      <text:p text:style-name="P81"><text:span text:style-name="T48">&gt; dejame pasar!</text:span></text:p>
      <text:p text:style-name="P81"><text:span text:style-name="T48"/></text:p>
      <text:p text:style-name="P81"><text:span text:style-name="T48"/></text:p>
      <text:p text:style-name="P66"/>
      <text:p text:style-name="P24">Cima torre lunar</text:p>
      <text:p text:style-name="P24"/>
      <text:p text:style-name="P33">final, utilizar els 3 items magics per guanyar. Decisio final de si matar a tsukiyomi o no.</text:p>
      <text:p text:style-name="P72"/>
      <text:p text:style-name="P26">Lago</text:p>
      <text:p text:style-name="P27">Una bruma espesa <text:span text:style-name="T13">cubre el lago y obsturye, impidiendote ver la otra orilla. Pese a ello, eres mas que capaz de ver la torre que ahora surge de sus profunidades, alzandose mas alla de la niebla. Puedes notar como el agua se mueve, como si alguna monstruosidad enorme se ocultara en las aguas. Solo que no es “como si” ya que recuerdas como las serpientes del lago casi te matan. Segun piensas en ese peligro, <text:s/>ves como tres gigantescas serpientes salen del agua, mirandote fijamente.</text:span></text:p>
      <text:p text:style-name="P27"/>
      <text:p text:style-name="P27">- <text:span text:style-name="T13">Vaya vaya – Dice la del medio. - Una ratita ha salido de su escondite. - En todo burlesco</text:span></text:p>
      <text:p text:style-name="P27">- <text:span text:style-name="T13">Es muy mono, nos lo podemos quedar? - Pregunta la de la derecha, que ves que es significativamente mas pequeña que las otras dos, </text:span><text:span text:style-name="T14">en un tono perturbadoramente infantil e inocente.</text:span></text:p>
      <text:p text:style-name="P27">- <text:span text:style-name="T14">Tsch! Dejad de hacer tonterias y matemoslo de una vez! - Responde la de la izquierda en tono enfadado.</text:span></text:p>
      <text:p text:style-name="P27"/>
      <text:p text:style-name="P27">- <text:span text:style-name="T34">Somos las hermas serpientes! Azume, Uzume e Izume! Tiembla ante nosotros mortal! - Te dicen las tres de forma simultanea.</text:span></text:p>
      <text:p text:style-name="P27"/>
      <text:p text:style-name="P27">&gt; <text:span text:style-name="T14">Quienes sois?</text:span></text:p>
      <text:p text:style-name="P27">- <text:span text:style-name="T14">Huh?! No estas aterrado?! Acaso al golpearte en la cabeza perdiste la capacidad de tener miedo? - Dice la del medio. - Hm, escucha nuestros nombres </text:span><text:span text:style-name="T34">de nuevo</text:span><text:span text:style-name="T14">, mortal! Pues somos Azume, Uzume e Izume, las hijas de Orochi! Tiembla ante nuestra presencia!</text:span></text:p>
      <text:p text:style-name="P27">- <text:span text:style-name="T14">Yo soy Izume! - Dice la de la derecha</text:span></text:p>
      <text:p text:style-name="P27">- <text:span text:style-name="T14">Hmpf! Y yo Uzume – Responde de mala manera la de la izquierda.</text:span></text:p>
      <text:p text:style-name="P27"/>
      <text:p text:style-name="P31">Segunda vez:</text:p>
      <text:p text:style-name="P31">- Creo que el humano se ha roto – Dice izume – No izume, solo es idiota, ya le hemos responido hace nada y no se acuerda. - Le dice azume.</text:p>
      <text:p text:style-name="P27"/>
      <text:p text:style-name="P27"/>
      <text:p text:style-name="P27"/>
      <text:p text:style-name="P27"/>
      <text:p text:style-name="P27">&gt; <text:span text:style-name="T15">Me dejais pasar a la torre?</text:span></text:p>
      <text:p text:style-name="P29">Tras varios segundos de silencio incomodo, las tres serpientes se ponen a reir de manera salvaje, derribando varios de los arboles de su alrededor con sus golpes. - Hahahahaha! No sabia que los mortales podian hacer humor asi. - Dice uzume. - <text:span text:style-name="T16">Espera… el mortal lo dice en serio! - </text:span><text:span text:style-name="T17">No...pfff… no puedes pasar...pfff – dice azume entre risas que intenta aguantarse. <text:s/>Las 3 serpientes siguen riendose sin parar, y no estan prestandote atencion, de querer irte, este parece un buen momento para ello.</text:span></text:p>
      <text:p text:style-name="P29"/>
      <text:p text:style-name="P32">Segunda vez:</text:p>
      <text:p text:style-name="P32">-Te crees que eso funcionara dos veces? - Dice uzume en tono engreido. - A diferencia de los tuyos… nosotras aprendemos de nuestros errores – Responde azume de forma engreida tambien. -Pfffffffffff hahahahahah! - Se rie izume de forma salvaje – Lo..pfff… lo siento hahahahahah… es que es tan.. pffffff gracioso! – Izume para… pfff! - Le escarmienta azume – <text:span text:style-name="T19">Que nos lo…pfff… contagias! Hahahahahah! - Se rie uzume, mientras las tres </text:span><text:span text:style-name="T35">empiezan a reir salvajemente.</text:span></text:p>
      <text:p text:style-name="P29"><text:s/></text:p>
      <text:p text:style-name="P29"/>
      <text:p text:style-name="P29"/>
      <text:p text:style-name="P29"/>
      <text:p text:style-name="P30">Texto tras volver.</text:p>
      <text:p text:style-name="P30"/>
      <text:p text:style-name="P30">- Tu! - Grita uzume – Te creias que con ese truco podrias escapar de nosotras?! - Ves como energia <text:soft-page-break/>empieza a acumularse en la boca de uzume, mientras todo el lago empieza a burbujear y hace mas calor, pero antes que nada pueda ocurrir, azume le da un coletazo, interrumpiendola. - Acaso quieres destruir todo esto mientas le matas? <text:span text:style-name="T18">Por humillante que haya sido eso… no debemos dejar que nuestras emociones se nos suban a la cabeza… tenemos objetivos mas importantes. - Eres una aburrida! Podemos matarlo ya? Quiero irme a nadar. - Dice izume en tono quejica. - </text:span><text:span text:style-name="T20">Silencio! Las dos! Ahora… que hacemos con este? - Les incrimina azume.</text:span></text:p>
      <text:p text:style-name="P30"/>
      <text:p text:style-name="P30"/>
      <text:p text:style-name="P37">(si se entra con la espada legendaria en el inventario)</text:p>
      <text:p text:style-name="P30">- <text:span text:style-name="T20">Ah! E-e-esa espada! - Dice uzume, claramente asustada. - C-como la ha conseguido?! - Dice izume tambien asustada. - Eso ahora no importa! Tenemos que acabar con el rapido! - </text:span><text:span text:style-name="T21">P-pero si la desfenunda…! - Dize izuma – Grrrrr! Haced algo, rapido! - Dice uzume. Notas como la espada en tu cinto tiembla ligeramente.</text:span></text:p>
      <text:p text:style-name="P30"/>
      <text:p text:style-name="P34">(si se usa la espada)</text:p>
      <text:p text:style-name="P34">Acercas tu mano a la empuñadura de la espada, y según la coges, tu cuerpo se mueve solo, haciendo un rapido corte horizontal en el aire. Durante unos segundos nada ocurre, ni tu ni las serpientes os moveis un dedo, pero subitamente, ves como algo empieza a gotear de sus cuellos: sangre.</text:p>
      <text:p text:style-name="P34"/>
      <text:p text:style-name="P34">- Susanoo… maldito… bastardo… - Dicen izume, azume y uzume respectivamente, mientras sus cabezas cortadas se deslizan de sus cuellos y caen al lago, seguido de sus cuerpos, haciendo una ola que te empapa completamente de agua. Ves como la marea arrastra los tres cuerpos, posicionandolos de forma idonea para que sirvan de puente para llegar a la torre sin mojarte. Notas como una voz empieza a hablarte en la cabeza – Hm, uno pensaria que tras su primera muerte esas pensarian en meterse con mi hermana de nuevo. Al menos asi serviran de algo… bien hecho mortal, has demostrado ser digno de mi poder, ahora, entra en esa torre y rescata a Amaterasu! - La reconoces sin problema alguno, es susanoo, pero antes que puedas <text:span text:style-name="T22">preguntarle nada y resolver tus preguntas, deja de hablar, y no responde nada que dices.</text:span></text:p>
      <text:p text:style-name="P34"/>
      <text:p text:style-name="P34"/>
      <text:p text:style-name="P35">(si se suelta la espada en el suelo)</text:p>
      <text:p text:style-name="P52">- A-a-acaba de soltar la espada?! - Exclama uzume – Rapido antes que la recoj- dice azume, sienda interrumpida por izume, que antes que puedas hacer nada te aplasta con su cola, reduciendote a poco mas que una mancha roja en el suelo. Tu fin es rapido e indoloro, pero sabes que le fallaste a tu hermana, y llevaras eso hasta el fin de los tiempos en tu alma. [GAME OVER]</text:p>
      <text:p text:style-name="P30"/>
      <text:p text:style-name="P30"/>
      <text:p text:style-name="P36">(desciptcion post matanza)</text:p>
      <text:p text:style-name="P36">El agua del lago esta manchada de roja de la sangre de las serpientes, y muchos de los arboles han sido o bien derribados por sus golpes de las serpientes o bien por tu corte al matarlas. El olor es mejor no mencionarlo, pero no puedes dejar que algo tan pequeño te impida continuar; vamos pequeño heroe, entra en la torre y cumple tu objetivo!</text:p>
      <text:p text:style-name="P28"/>
      <text:p text:style-name="P73">Cueva - <text:span text:style-name="T22">esfinge</text:span></text:p>
      <text:p text:style-name="P54"/>
      <text:p text:style-name="P53"/>
      <text:p text:style-name="P55">Primera visita</text:p>
      <text:p text:style-name="P55"/>
      <text:p text:style-name="P55">Bajando por el camino del bosque llegas a la Caverna Espejada, una cueva cercana al pueblo, en busca de cualquier cosa que pueda ayudarte en tu mision. Tras bajar por la entrada, llegas a una sala mas o menos rectangular. Del techo gotea agua, formando charcos en la piedra irregular. Delante tuya , engastada en la pared hay una estatua muy desgastada, de aproximadamente tu altura. Cuesta distintguir <text:s/><text:span text:style-name="T24">que representa exactamente, pero parece algun animal con cabeza de mujer. Esta con los ojos cerrados.</text:span></text:p>
      <text:p text:style-name="P55"/>
      <text:p text:style-name="P56">Segun te acercas, ves como empieza a surgir una voz de la estatua: - <text:span text:style-name="T23">Rojo de la tierra, de hermoso color teñida, tras mis mil agujas me hallaras escondida. </text:span>Que soy? - Dice en tono monótono. </text:p>
      <text:p text:style-name="P56"/>
      <text:p text:style-name="P56"/>
      <text:p text:style-name="P57">(Decir la respuesta es escribiendo el texto, es “rosa”<text:span text:style-name="T25">)</text:span></text:p>
      <text:p text:style-name="P57"/>
      <text:p text:style-name="P58">- Eres una rosa – Le dices. - Tu respuesta… es correcta. - Dice la estatua. Notas</text:p>
      <text:p text:style-name="P70">Cueva – Mural</text:p>
      <text:p text:style-name="P41">[ ] [X]</text:p>
      <text:p text:style-name="P42"/>
      <text:p text:style-name="P43">Puedes recoger la antorcha aquí.</text:p>
      <text:p text:style-name="P43"/>
      <text:p text:style-name="P43"/>
      <text:p text:style-name="P43"/>
      <text:p text:style-name="P42">Intro llarga</text:p>
      <text:p text:style-name="P42"/>
      <text:p text:style-name="P42">Detras de la pared encuentras una extraña sala escarvada en la cueva de la roca. Lo mas significativo que encuentras es un mural al fondo, iluminado por unas antorchas, algunas de ellas apagadas. El mural representa dos figuras femeninas gemelas <text:span text:style-name="T36">entrelazas</text:span>. <text:span text:style-name="T36">El siguente mural contiene las dos figuras, ahora separadas, enfrentandose en una batalla. El ultimo tiene a una de las figuras </text:span><text:span text:style-name="T37">cayendo por un abismo oscuro, mientras la otra </text:span><text:span text:style-name="T38">se alza en medio de un dia soleado. </text:span><text:span text:style-name="T39">Al lado de una de las antorchas ves una suelta en el suelo, aun encendida.</text:span></text:p>
      <text:p text:style-name="P42"/>
      <text:p text:style-name="P45">Las antochas estan encedidas en este orden:</text:p>
      <text:p text:style-name="P44">[X][X][ <text:s/>][X][ <text:s/>][X]<text:span text:style-name="T39">[ <text:s/>]</text:span></text:p>
      <text:p text:style-name="P42"/>
      <text:p text:style-name="P42"><text:s/></text:p>
      <text:p text:style-name="P42">Intro curta</text:p>
      <text:p text:style-name="P42"/>
      <text:p text:style-name="P45">Estas en la sala del mural iluminado con las antorchas.</text:p>
      <text:p text:style-name="P45">Las antochas estan encedidas en este orden:</text:p>
      <text:p text:style-name="P45">[X][X][ <text:s/>][X][ <text:s/>][X]<text:span text:style-name="T39">[ <text:s/>]</text:span></text:p>
      <text:p text:style-name="P45"/>
      <text:p text:style-name="P45"/>
      <text:p text:style-name="P45"/>
      <text:p text:style-name="P45"/>
      <text:p text:style-name="P45"/>
      <text:p text:style-name="P70">Cueva – antorchas</text:p>
      <text:p text:style-name="P35"/>
      <text:p text:style-name="P46">intro llarga</text:p>
      <text:p text:style-name="P47">Tras la puerta oculta encuentras una extraña sala. <text:span text:style-name="T40">Delante tuya hay varias antorchas apagadas, detras de las cuales hay un pequeño santuario de madera y piedra. El santuario tiene iconografia solar y lunar, en las mitades derecha e izquierda respectivamente. </text:span></text:p>
      <text:p text:style-name="P46"/>
      <text:p text:style-name="P48">En medio del santuario ves un receptaculo, en el que dentro reposa un espejo antiguo encima de un cojin delicadamente tejido. Intentas coger el espejo, pero una especie de campo de fuerza impide que puedas cogerlo. Ves como en el marco del receptaculo esta escrito “El espejo de la verdad se revelara cuando la luz y la oscuridad de las hermanas se muestren delante suya.”</text:p>
      <text:p text:style-name="P46"/>
      <text:p text:style-name="P46">intro curta</text:p>
      <text:p text:style-name="P46"/>
      <text:p text:style-name="P49">El pequeño santuario sigue como siempre. La escritura del marco dice “<text:span text:style-name="T40">El espejo de la verdad se revelara cuando la luz y la oscuridad de las hermanas se muestren delante suya.”</text:span></text:p>
      <text:p text:style-name="P49"/>
      <text:p text:style-name="P49"/>
      <text:p text:style-name="P49"/>
      <text:p text:style-name="P4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02T22:17:25.900000000</dc:date>
    <meta:editing-duration>PT14H15M57S</meta:editing-duration>
    <meta:editing-cycles>38</meta:editing-cycles>
    <meta:generator>LibreOffice/7.1.4.2$Windows_X86_64 LibreOffice_project/a529a4fab45b75fefc5b6226684193eb000654f6</meta:generator>
    <meta:document-statistic meta:table-count="0" meta:image-count="0" meta:object-count="0" meta:page-count="18" meta:paragraph-count="226" meta:word-count="4796" meta:character-count="26998" meta:non-whitespace-character-count="22343"/>
  </office:meta>
</office:document-meta>
</file>